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649d1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333333" fo:font-size="12pt" style:font-size-asian="12pt" style:font-size-complex="12pt"/>
    </style:style>
    <style:style style:name="P4" style:family="paragraph" style:parent-style-name="Standard">
      <style:paragraph-properties fo:line-height="115%" style:writing-mode="lr-tb"/>
      <style:text-properties fo:color="#333333" fo:font-size="12pt" officeooo:rsid="001a1310" officeooo:paragraph-rsid="001a1310" style:font-size-asian="12pt" style:font-size-complex="12pt"/>
    </style:style>
    <style:style style:name="P5" style:family="paragraph" style:parent-style-name="Standard">
      <style:paragraph-properties fo:line-height="115%" style:writing-mode="lr-tb"/>
      <style:text-properties fo:color="#333333" fo:font-size="12pt" officeooo:rsid="001a1310" officeooo:paragraph-rsid="00226898" style:font-size-asian="12pt" style:font-size-complex="12pt"/>
    </style:style>
    <style:style style:name="P6" style:family="paragraph" style:parent-style-name="Standard">
      <style:paragraph-properties fo:line-height="115%" style:writing-mode="lr-tb"/>
      <style:text-properties fo:color="#333333" fo:font-size="12pt" officeooo:rsid="001e0abd" officeooo:paragraph-rsid="001e0abd" style:font-size-asian="12pt" style:font-size-complex="12pt"/>
    </style:style>
    <style:style style:name="P7" style:family="paragraph" style:parent-style-name="Standard">
      <style:paragraph-properties fo:line-height="115%" style:writing-mode="lr-tb"/>
      <style:text-properties fo:color="#333333" fo:font-size="12pt" officeooo:rsid="00226898" officeooo:paragraph-rsid="00226898" style:font-size-asian="12pt" style:font-size-complex="12pt"/>
    </style:style>
    <style:style style:name="P8" style:family="paragraph" style:parent-style-name="Standard">
      <style:paragraph-properties fo:line-height="115%" style:writing-mode="lr-tb"/>
      <style:text-properties fo:color="#333333" fo:font-size="12pt" officeooo:rsid="00226898" officeooo:paragraph-rsid="0023c54a" style:font-size-asian="12pt" style:font-size-complex="12pt"/>
    </style:style>
    <style:style style:name="P9" style:family="paragraph" style:parent-style-name="Standard">
      <style:paragraph-properties fo:line-height="115%" style:writing-mode="lr-tb"/>
      <style:text-properties fo:color="#333333" fo:font-size="12pt" officeooo:rsid="001e2717" style:font-size-asian="12pt" style:font-size-complex="12pt"/>
    </style:style>
    <style:style style:name="P10" style:family="paragraph" style:parent-style-name="Standard">
      <style:paragraph-properties fo:line-height="115%" style:writing-mode="lr-tb"/>
      <style:text-properties fo:color="#333333" fo:font-size="12pt" officeooo:rsid="001e2717" officeooo:paragraph-rsid="001a1310" style:font-size-asian="12pt" style:font-size-complex="12pt"/>
    </style:style>
    <style:style style:name="P11" style:family="paragraph" style:parent-style-name="Standard">
      <style:paragraph-properties fo:line-height="115%" style:writing-mode="lr-tb"/>
      <style:text-properties fo:color="#333333" fo:font-size="12pt" officeooo:rsid="0023c54a" officeooo:paragraph-rsid="0023c54a" style:font-size-asian="12pt" style:font-size-complex="12pt"/>
    </style:style>
    <style:style style:name="P12" style:family="paragraph" style:parent-style-name="Standard">
      <style:paragraph-properties fo:line-height="115%" style:writing-mode="lr-tb"/>
    </style:style>
    <style:style style:name="P13" style:family="paragraph" style:parent-style-name="Standard">
      <style:paragraph-properties fo:line-height="115%" style:writing-mode="lr-tb"/>
      <style:text-properties officeooo:paragraph-rsid="00226898"/>
    </style:style>
    <style:style style:name="P14" style:family="paragraph" style:parent-style-name="Standard">
      <style:paragraph-properties fo:line-height="115%" style:writing-mode="lr-tb"/>
      <style:text-properties officeooo:paragraph-rsid="0027c2fb"/>
    </style:style>
    <style:style style:name="P15" style:family="paragraph" style:parent-style-name="Standard">
      <style:paragraph-properties fo:line-height="115%" style:writing-mode="lr-tb"/>
      <style:text-properties officeooo:paragraph-rsid="004649d1"/>
    </style:style>
    <style:style style:name="P16" style:family="paragraph" style:parent-style-name="Standard">
      <style:paragraph-properties fo:line-height="115%" style:writing-mode="lr-tb"/>
      <style:text-properties officeooo:rsid="00246f60" officeooo:paragraph-rsid="00246f60"/>
    </style:style>
    <style:style style:name="P17" style:family="paragraph" style:parent-style-name="Standard">
      <style:paragraph-properties fo:line-height="115%" style:writing-mode="lr-tb"/>
      <style:text-properties officeooo:rsid="00246f60" officeooo:paragraph-rsid="00246f60" fo:background-color="#ffff00"/>
    </style:style>
    <style:style style:name="P18" style:family="paragraph" style:parent-style-name="Standard">
      <style:paragraph-properties fo:line-height="115%" style:writing-mode="lr-tb"/>
      <style:text-properties officeooo:rsid="0024e485" officeooo:paragraph-rsid="0024e485"/>
    </style:style>
    <style:style style:name="P19" style:family="paragraph" style:parent-style-name="Standard">
      <style:paragraph-properties fo:line-height="115%" style:writing-mode="lr-tb"/>
      <style:text-properties officeooo:rsid="0026e0c3" officeooo:paragraph-rsid="0026e0c3"/>
    </style:style>
    <style:style style:name="P20" style:family="paragraph" style:parent-style-name="Standard">
      <style:paragraph-properties fo:line-height="115%" style:writing-mode="lr-tb"/>
      <style:text-properties officeooo:rsid="0027067e" officeooo:paragraph-rsid="0027067e"/>
    </style:style>
    <style:style style:name="P21" style:family="paragraph" style:parent-style-name="Standard">
      <style:paragraph-properties fo:line-height="115%" style:writing-mode="lr-tb"/>
      <style:text-properties officeooo:rsid="0027c2fb" officeooo:paragraph-rsid="0027c2fb"/>
    </style:style>
    <style:style style:name="P22" style:family="paragraph" style:parent-style-name="Standard">
      <style:paragraph-properties fo:line-height="115%" style:writing-mode="lr-tb"/>
      <style:text-properties officeooo:rsid="0028838c" officeooo:paragraph-rsid="0028838c"/>
    </style:style>
    <style:style style:name="P23" style:family="paragraph" style:parent-style-name="Standard">
      <style:paragraph-properties fo:line-height="115%" style:writing-mode="lr-tb"/>
      <style:text-properties officeooo:rsid="002be4ac" officeooo:paragraph-rsid="002be4ac"/>
    </style:style>
    <style:style style:name="P24" style:family="paragraph" style:parent-style-name="Standard">
      <style:paragraph-properties fo:line-height="115%" style:writing-mode="lr-tb"/>
      <style:text-properties officeooo:rsid="002d99c4" officeooo:paragraph-rsid="002d99c4"/>
    </style:style>
    <style:style style:name="P25" style:family="paragraph" style:parent-style-name="Standard">
      <style:paragraph-properties fo:line-height="115%" style:writing-mode="lr-tb"/>
      <style:text-properties officeooo:rsid="002d99c4" officeooo:paragraph-rsid="003ee71b"/>
    </style:style>
    <style:style style:name="P26" style:family="paragraph" style:parent-style-name="Standard">
      <style:paragraph-properties fo:line-height="115%" style:writing-mode="lr-tb"/>
      <style:text-properties officeooo:rsid="002d99c4" officeooo:paragraph-rsid="00439857"/>
    </style:style>
    <style:style style:name="P27" style:family="paragraph" style:parent-style-name="Standard">
      <style:paragraph-properties fo:line-height="115%" style:writing-mode="lr-tb"/>
      <style:text-properties officeooo:rsid="00310948" officeooo:paragraph-rsid="003127ce"/>
    </style:style>
    <style:style style:name="P28" style:family="paragraph" style:parent-style-name="Standard">
      <style:paragraph-properties fo:line-height="115%" style:writing-mode="lr-tb"/>
      <style:text-properties officeooo:rsid="00322f7c" officeooo:paragraph-rsid="00322f7c"/>
    </style:style>
    <style:style style:name="P29" style:family="paragraph" style:parent-style-name="Standard">
      <style:paragraph-properties fo:line-height="115%" style:writing-mode="lr-tb"/>
      <style:text-properties officeooo:rsid="00322f7c" officeooo:paragraph-rsid="0039945e"/>
    </style:style>
    <style:style style:name="P30" style:family="paragraph" style:parent-style-name="Standard">
      <style:paragraph-properties fo:line-height="115%" style:writing-mode="lr-tb"/>
      <style:text-properties officeooo:rsid="003254e2" officeooo:paragraph-rsid="003254e2"/>
    </style:style>
    <style:style style:name="P31" style:family="paragraph" style:parent-style-name="Standard">
      <style:paragraph-properties fo:line-height="115%" style:writing-mode="lr-tb"/>
      <style:text-properties officeooo:rsid="003254e2" officeooo:paragraph-rsid="003ee71b"/>
    </style:style>
    <style:style style:name="P32" style:family="paragraph" style:parent-style-name="Standard">
      <style:paragraph-properties fo:line-height="115%" style:writing-mode="lr-tb"/>
      <style:text-properties officeooo:rsid="003ad0c3"/>
    </style:style>
    <style:style style:name="P33" style:family="paragraph" style:parent-style-name="Standard">
      <style:paragraph-properties fo:line-height="115%" style:writing-mode="lr-tb"/>
      <style:text-properties officeooo:rsid="003ad0c3" officeooo:paragraph-rsid="003ad0c3"/>
    </style:style>
    <style:style style:name="P34" style:family="paragraph" style:parent-style-name="Standard">
      <style:paragraph-properties fo:line-height="115%" style:writing-mode="lr-tb"/>
      <style:text-properties officeooo:rsid="003ad0c3" officeooo:paragraph-rsid="003d30fa"/>
    </style:style>
    <style:style style:name="P35" style:family="paragraph" style:parent-style-name="Standard">
      <style:paragraph-properties fo:line-height="115%" style:writing-mode="lr-tb"/>
      <style:text-properties officeooo:rsid="003d30fa" officeooo:paragraph-rsid="003d30fa"/>
    </style:style>
    <style:style style:name="P36" style:family="paragraph" style:parent-style-name="Standard">
      <style:paragraph-properties fo:line-height="115%" style:writing-mode="lr-tb"/>
      <style:text-properties officeooo:rsid="00341cf0"/>
    </style:style>
    <style:style style:name="P37" style:family="paragraph" style:parent-style-name="Standard">
      <style:paragraph-properties fo:line-height="115%" style:writing-mode="lr-tb"/>
      <style:text-properties officeooo:rsid="0035b3b0" officeooo:paragraph-rsid="003d30fa"/>
    </style:style>
    <style:style style:name="P38" style:family="paragraph" style:parent-style-name="Standard">
      <style:paragraph-properties fo:line-height="115%" style:writing-mode="lr-tb"/>
      <style:text-properties officeooo:rsid="0035b3b0" officeooo:paragraph-rsid="003ee71b"/>
    </style:style>
    <style:style style:name="P39" style:family="paragraph" style:parent-style-name="Standard">
      <style:paragraph-properties fo:line-height="115%" style:writing-mode="lr-tb"/>
      <style:text-properties fo:language="zxx" fo:country="none" officeooo:paragraph-rsid="003ee71b" style:language-asian="zxx" style:country-asian="none" style:language-complex="zxx" style:country-complex="none"/>
    </style:style>
    <style:style style:name="P40" style:family="paragraph" style:parent-style-name="Standard">
      <style:paragraph-properties fo:line-height="115%" style:writing-mode="lr-tb"/>
      <style:text-properties officeooo:rsid="0041d2cc" officeooo:paragraph-rsid="0041d2cc"/>
    </style:style>
    <style:style style:name="P41" style:family="paragraph" style:parent-style-name="Standard">
      <style:paragraph-properties fo:line-height="115%" style:writing-mode="lr-tb"/>
      <style:text-properties officeooo:rsid="004649d1" officeooo:paragraph-rsid="004649d1"/>
    </style:style>
    <style:style style:name="P42" style:family="paragraph" style:parent-style-name="Standard">
      <style:paragraph-properties fo:line-height="115%" style:writing-mode="lr-tb"/>
      <style:text-properties officeooo:rsid="0047c3e5" officeooo:paragraph-rsid="0047c3e5"/>
    </style:style>
    <style:style style:name="P43" style:family="paragraph" style:parent-style-name="Heading_20_3">
      <style:paragraph-properties fo:line-height="115%" style:writing-mode="lr-tb"/>
      <style:text-properties officeooo:rsid="00341cf0" officeooo:paragraph-rsid="003d30fa"/>
    </style:style>
    <style:style style:name="P44" style:family="paragraph" style:parent-style-name="Text_20_body">
      <style:text-properties officeooo:rsid="0024e485" officeooo:paragraph-rsid="0024e485"/>
    </style:style>
    <style:style style:name="P45" style:family="paragraph" style:parent-style-name="Heading_20_3">
      <style:text-properties officeooo:rsid="0027067e" officeooo:paragraph-rsid="0027067e"/>
    </style:style>
    <style:style style:name="P46" style:family="paragraph" style:parent-style-name="Heading_20_3">
      <style:text-properties officeooo:paragraph-rsid="002be4ac"/>
    </style:style>
    <style:style style:name="P47" style:family="paragraph" style:parent-style-name="Heading_20_3">
      <style:text-properties officeooo:paragraph-rsid="003d30fa"/>
    </style:style>
    <style:style style:name="P48" style:family="paragraph" style:parent-style-name="Heading_20_3">
      <style:text-properties officeooo:paragraph-rsid="003ee71b"/>
    </style:style>
    <style:style style:name="P49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50" style:family="paragraph" style:parent-style-name="Heading_20_1">
      <style:paragraph-properties fo:line-height="115%" fo:break-before="auto" fo:break-after="auto" style:writing-mode="lr-tb"/>
    </style:style>
    <style:style style:name="P51" style:family="paragraph" style:parent-style-name="Heading_20_2">
      <style:paragraph-properties fo:line-height="115%" fo:break-before="auto" fo:break-after="auto" style:writing-mode="lr-tb"/>
    </style:style>
    <style:style style:name="P52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color="#333333" fo:font-size="12pt" style:font-size-asian="12pt" style:font-size-complex="12pt"/>
    </style:style>
    <style:style style:name="T2" style:family="text">
      <style:text-properties fo:color="#333333" fo:font-size="12pt" officeooo:rsid="001a1310" style:font-size-asian="12pt" style:font-size-complex="12pt"/>
    </style:style>
    <style:style style:name="T3" style:family="text">
      <style:text-properties officeooo:rsid="001c27b4"/>
    </style:style>
    <style:style style:name="T4" style:family="text">
      <style:text-properties officeooo:rsid="001e2717"/>
    </style:style>
    <style:style style:name="T5" style:family="text">
      <style:text-properties officeooo:rsid="0023c54a"/>
    </style:style>
    <style:style style:name="T6" style:family="text">
      <style:text-properties officeooo:rsid="00246f60"/>
    </style:style>
    <style:style style:name="T7" style:family="text">
      <style:text-properties officeooo:rsid="0024e485"/>
    </style:style>
    <style:style style:name="T8" style:family="text">
      <style:text-properties fo:language="es" fo:country="ES"/>
    </style:style>
    <style:style style:name="T9" style:family="text">
      <style:text-properties officeooo:rsid="0028ddcd"/>
    </style:style>
    <style:style style:name="T10" style:family="text">
      <style:text-properties officeooo:rsid="002a6cee"/>
    </style:style>
    <style:style style:name="T11" style:family="text">
      <style:text-properties officeooo:rsid="00322f7c"/>
    </style:style>
    <style:style style:name="T12" style:family="text">
      <style:text-properties officeooo:rsid="0035b3b0"/>
    </style:style>
    <style:style style:name="T13" style:family="text">
      <style:text-properties officeooo:rsid="0036fca0"/>
    </style:style>
    <style:style style:name="T14" style:family="text">
      <style:text-properties officeooo:rsid="00381760"/>
    </style:style>
    <style:style style:name="T15" style:family="text">
      <style:text-properties officeooo:rsid="0039945e"/>
    </style:style>
    <style:style style:name="T16" style:family="text">
      <style:text-properties officeooo:rsid="003ad0c3"/>
    </style:style>
    <style:style style:name="T17" style:family="text">
      <style:text-properties officeooo:rsid="003d30fa"/>
    </style:style>
    <style:style style:name="T18" style:family="text">
      <style:text-properties officeooo:rsid="003ee71b"/>
    </style:style>
    <style:style style:name="T19" style:family="text">
      <style:text-properties officeooo:rsid="0041d2cc"/>
    </style:style>
    <style:style style:name="T20" style:family="text">
      <style:text-properties officeooo:rsid="004649d1"/>
    </style:style>
    <style:style style:name="T21" style:family="text">
      <style:text-properties officeooo:rsid="004758f9"/>
    </style:style>
    <style:style style:name="T22" style:family="text">
      <style:text-properties officeooo:rsid="0047c3e5"/>
    </style:style>
    <style:style style:name="T23" style:family="text">
      <style:text-properties officeooo:rsid="004a42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 text:name="h.4afkomrpeb6g"/>Aula Ubuntu 14.04</text:p>
      <text:h text:style-name="P50" text:outline-level="10"><text:span text:style-name="T10">Configuración</text:span> del servidor de aula</text:h>
      <text:h text:style-name="P52" text:outline-level="10">Instalar Ubuntu Desktop 14.04 64 bits</text:h>
      <text:p text:style-name="P1">Dejar marcada la opción de instalar software de <text:span text:style-name="T10">terceros</text:span> y actualizar mientras se instala.</text:p>
      <text:h text:style-name="P52" text:outline-level="10">Configurar Ubuntu</text:h>
      <text:p text:style-name="P1">Actualizar Ubuntu y después desactivar las actualizaciones automáticas.</text:p>
      <text:p text:style-name="P1">Instalar controladores propietarios.</text:p>
      <text:p text:style-name="P1">(acabar luego)</text:p>
      <text:p text:style-name="P1"/>
      <text:h text:style-name="P52" text:outline-level="10">Configurar tarjetas de red</text:h>
      <text:p text:style-name="P1">eth0 - Red interna del aula (dirección IP fija 10.2.1.254)</text:p>
      <text:p text:style-name="P1">eth1 - Red externa (dirección automática por DHCP)</text:p>
      <text:p text:style-name="P1"/>
      <text:p text:style-name="P1">En el archivo /etc/network/interfaces añadir:</text:p>
      <text:p text:style-name="P1"># Interfaz externa eth1</text:p>
      <text:p text:style-name="P1">auto eth1</text:p>
      <text:p text:style-name="P1">iface eth1 inet dhcp</text:p>
      <text:p text:style-name="P1"/>
      <text:p text:style-name="P1"># Internfaz interna eth0</text:p>
      <text:p text:style-name="P1">auto eth0</text:p>
      <text:p text:style-name="P1">iface eth0 inet static</text:p>
      <text:p text:style-name="P1">address 10.2.1.254</text:p>
      <text:p text:style-name="P1">netmask 255.255.255.0</text:p>
      <text:p text:style-name="P1">network 10.2.1.0</text:p>
      <text:p text:style-name="P1">broadcast 10.2.1.255</text:p>
      <text:p text:style-name="P1"/>
      <text:p text:style-name="P1">Activar reenvío de paquetes:</text:p>
      <text:p text:style-name="P1">En el archivo /etc/sysctl.conf descomentar:</text:p>
      <text:p text:style-name="P1"># Uncomment the next line to enable packet forwarding for IPv4</text:p>
      <text:p text:style-name="P1">net.ipv4.ip_forward=1</text:p>
      <text:p text:style-name="P1"/>
      <text:h text:style-name="P52" text:outline-level="10">Configurar IP tables</text:h>
      <text:p text:style-name="P1">Ejecutar:</text:p>
      <text:p text:style-name="P1">sudo iptables -t nat -A POSTROUTING -o eth1 -j MASQUERADE</text:p>
      <text:p text:style-name="P1">sudo iptables -A FORWARD -i eth1 -o eth0 -m state --state RELATED,ESTABLISHED -j ACCEPT</text:p>
      <text:p text:style-name="P1">sudo iptables -A FORWARD -i eth0 -o eth1 -j ACCEPT</text:p>
      <text:p text:style-name="P1"/>
      <text:p text:style-name="P1">Hay que guardar las reglas para que no se pierdan al reiniciar:</text:p>
      <text:p text:style-name="P1"><text:soft-page-break/>sudo iptables-save &gt; /etc/iptables/rules.backup</text:p>
      <text:p text:style-name="P1">sudo apt-get update</text:p>
      <text:p text:style-name="P1">sudo apt-get install iptables-persistent -y</text:p>
      <text:p text:style-name="P1"/>
      <text:p text:style-name="P1">Nota: al instalar el paquete iptables-persistent nos preguntará si queremos usar las reglas actuales como persistentes. Contestar: Sí.</text:p>
      <text:p text:style-name="P1"/>
      <text:h text:style-name="P52" text:outline-level="10">Instalar “dnsmasq” como servidor DNS y DHCP</text:h>
      <text:p text:style-name="P3">Desinstalar NetworkManager para evitar conflictos:</text:p>
      <text:p text:style-name="P3">apt-get remove network-manager</text:p>
      <text:p text:style-name="P3">apt-get purge network-manager</text:p>
      <text:p text:style-name="P3"/>
      <text:p text:style-name="P3">Añadir a /etc/resolv.conf las DNS de conselleria: (OJO: Cambiar por las DNS de conselleria)</text:p>
      <text:p text:style-name="P1">echo "nameserver 8.8.8.8" | sudo tee /etc/resolvconf/resolv.conf.d/tail</text:p>
      <text:p text:style-name="P1">echo "nameserver 8.8.4.4" | sudo tee -a /etc/resolvconf/resolv.conf.d/tail</text:p>
      <text:p text:style-name="P3"/>
      <text:p text:style-name="P3">Añadir a /etc/hosts: 10.2.1.254 servidor. para que los clientes puedan resolver el nombre “servidor”.</text:p>
      <text:p text:style-name="P3">mv /etc/hosts /etc/hosts.old</text:p>
      <text:p text:style-name="P3">Copiar el nuevo archivo, con el contenido:</text:p>
      <text:p text:style-name="P3">127.0.0.1<text:tab/>localhost</text:p>
      <text:p text:style-name="P3">10.2.1.254<text:tab/>servidor</text:p>
      <text:p text:style-name="P3"/>
      <text:p text:style-name="P3"># The following lines are desirable for IPv6 capable hosts</text:p>
      <text:p text:style-name="P3">::1 <text:s text:c="4"/>ip6-localhost ip6-loopback</text:p>
      <text:p text:style-name="P3">fe00::0 ip6-localnet</text:p>
      <text:p text:style-name="P3">ff00::0 ip6-mcastprefix</text:p>
      <text:p text:style-name="P3">ff02::1 ip6-allnodes</text:p>
      <text:p text:style-name="P3">ff02::2 ip6-allrouters</text:p>
      <text:p text:style-name="P3"/>
      <text:p text:style-name="P3">Instalar dnsmasq:</text:p>
      <text:p text:style-name="P3">sudo apt-get install dnsmasq</text:p>
      <text:p text:style-name="P3"/>
      <text:p text:style-name="P3">Editar el archivo /etc/dnsmasq.conf y escribir:</text:p>
      <text:p text:style-name="P3"># DNS CONFIGURATION</text:p>
      <text:p text:style-name="P3">domain-needed</text:p>
      <text:p text:style-name="P3">bogus-priv</text:p>
      <text:p text:style-name="P3">strict-order</text:p>
      <text:p text:style-name="P3">listen-address=10.2.1.254</text:p>
      <text:p text:style-name="P3">bind-interfaces</text:p>
      <text:p text:style-name="P3"/>
      <text:p text:style-name="P3"># DHCP CONFIGURATION</text:p>
      <text:p text:style-name="P3">interface=eth0</text:p>
      <text:p text:style-name="P3"><text:soft-page-break/>dhcp-authoritative</text:p>
      <text:p text:style-name="P3">dhcp-option=option:dns-server,10.2.1.254</text:p>
      <text:p text:style-name="P3">dhcp-range=10.2.1.100,10.2.1.199,12h</text:p>
      <text:p text:style-name="P3"/>
      <text:p text:style-name="P1"><text:span text:style-name="T1">Mejor </text:span><text:span text:style-name="T2">hacer backup</text:span><text:span text:style-name="T1"> </text:span><text:span text:style-name="T2">d</text:span><text:span text:style-name="T1">el archivo anterior y copiar un nuevo archivo (coger del Ubuntu servidor de virtualbox):</text:span></text:p>
      <text:p text:style-name="P3">mv /etc/dnsmasq.conf /etc/dnsmasq.conf-old</text:p>
      <text:p text:style-name="P3"/>
      <text:p text:style-name="Heading_20_3">Servidor LDAP</text:p>
      <text:p text:style-name="P4">// Instalación del servidor LDAP</text:p>
      <text:p text:style-name="P6">sudo apt-get install slapd ldap-utils -y</text:p>
      <text:p text:style-name="P4">// <text:span text:style-name="T3">Pide la contraseña para el servidor ldap</text:span></text:p>
      <text:p text:style-name="P10"/>
      <text:p text:style-name="P7">Crear un archivo con la estructura base del directorio en /etc/ldap:</text:p>
      <text:p text:style-name="P7">sudo gedit base.ldif</text:p>
      <text:p text:style-name="P7">Contenido:</text:p>
      <text:p text:style-name="P8">dn: ou=usuarios,dc=<text:span text:style-name="T5">nodomain</text:span></text:p>
      <text:p text:style-name="P7">objectClass: organizationalUnit</text:p>
      <text:p text:style-name="P7">ou: usuarios</text:p>
      <text:p text:style-name="P7"/>
      <text:p text:style-name="P8">dn: ou=grupos,dc=<text:span text:style-name="T5">nodomain</text:span></text:p>
      <text:p text:style-name="P7">objectClass: organizationalUnit</text:p>
      <text:p text:style-name="P7">ou: grupos</text:p>
      <text:p text:style-name="P9"/>
      <text:p text:style-name="P5">// <text:span text:style-name="T4">Añadir el archivo base.ldif a ldap:</text:span></text:p>
      <text:p text:style-name="P11">sudo ldapadd -x -D cn=admin,dc=nodomain -W -f base.ldif</text:p>
      <text:p text:style-name="P13"/>
      <text:p text:style-name="P16">Crear un archivo con un usuario usuario.ldif:</text:p>
      <text:p text:style-name="P16">sudo gedit usuario.ldif</text:p>
      <text:p text:style-name="P16">Contenido:</text:p>
      <text:p text:style-name="P16">dn: uid=jlopez,ou=usuarios,dc=nodomain</text:p>
      <text:p text:style-name="P16">objectClass: inetOrgPerson</text:p>
      <text:p text:style-name="P16">objectClass: posixAccount</text:p>
      <text:p text:style-name="P16">objectClass: shadowAccount</text:p>
      <text:p text:style-name="P16">uid: jlopez</text:p>
      <text:p text:style-name="P16">sn: Lopez</text:p>
      <text:p text:style-name="P16">givenName: Juan</text:p>
      <text:p text:style-name="P16">cn: Juan Lopez</text:p>
      <text:p text:style-name="P16">displayName: Juan Lopez</text:p>
      <text:p text:style-name="P16">uidNumber: 2000</text:p>
      <text:p text:style-name="P16">gidNumber: 10000</text:p>
      <text:p text:style-name="P16">userPassword: jlopez</text:p>
      <text:p text:style-name="P16">gecos: Juan Lopez</text:p>
      <text:p text:style-name="P16">loginShell: /bin/bash</text:p>
      <text:p text:style-name="P16">homeDirectory: /<text:span text:style-name="T16">home</text:span>/jlopez</text:p>
      <text:p text:style-name="P16"><text:soft-page-break/>shadowExpire: -1</text:p>
      <text:p text:style-name="P16">shadowFlag: 0</text:p>
      <text:p text:style-name="P16">shadowWarning: 7</text:p>
      <text:p text:style-name="P16">shadowMin: 8</text:p>
      <text:p text:style-name="P16">shadowMax: 999999</text:p>
      <text:p text:style-name="P16">shadowLastChange: 10877</text:p>
      <text:p text:style-name="P16">mail: juan.lopez@somebooks.com</text:p>
      <text:p text:style-name="P16">postalCode: 29000</text:p>
      <text:p text:style-name="P16">o: nodomain</text:p>
      <text:p text:style-name="P16">initials: JL</text:p>
      <text:p text:style-name="P16"/>
      <text:p text:style-name="P16">// Añadir el usuario a LDAP: <text:span text:style-name="T9">(utilizar el archivo ya creado en ubuntu cliente)</text:span></text:p>
      <text:p text:style-name="P16">sudo ldapadd -x -D cn=admin,dc=nodomain -W -f usuario.ldif</text:p>
      <text:p text:style-name="P12"/>
      <text:p text:style-name="P16">Crear un grupo:</text:p>
      <text:p text:style-name="P16">sudo gedit grupo.ldif</text:p>
      <text:p text:style-name="P16">Contenido:</text:p>
      <text:p text:style-name="P16">dn: cn=<text:span text:style-name="T14">alumnos</text:span>,ou=grupos,dc=nodomain</text:p>
      <text:p text:style-name="P16">objectClass: posixGroup</text:p>
      <text:p text:style-name="P16">cn: <text:span text:style-name="T14">alumnos</text:span></text:p>
      <text:p text:style-name="P16">gidNumber: 10000</text:p>
      <text:p text:style-name="P12"/>
      <text:p text:style-name="P12">// <text:span text:style-name="T6">Añadir grupo a LDAP:</text:span></text:p>
      <text:p text:style-name="P16">sudo ldapadd -x -D cn=admin,dc=nodomain -W -f grupo.ldif</text:p>
      <text:p text:style-name="P12"/>
      <text:p text:style-name="P17">IMPORTANTE:</text:p>
      <text:p text:style-name="P16">Cuando añadas nuevos usuarios, recuerda que los valores para los atributos uidNumber y homeDirectory deben ser diferentes para cada usuario. También habrá que sustituir el texto mi_password por la contraseña adecuada para el usuario.</text:p>
      <text:p text:style-name="P16">Lo mismo ocurre con el atributo gidNumber de los grupos.</text:p>
      <text:p text:style-name="P16">Además, los valores de los campos uidNumber y gidNumber no deben coincidir con el UID y GID de ningún usuario y grupo local.</text:p>
      <text:p text:style-name="P32"/>
      <text:p text:style-name="Heading_20_3">Instalar NFS</text:p>
      <text:p text:style-name="P23">sudo apt-get install nfs-kernel-server nfs-common rpcbind</text:p>
      <text:p text:style-name="P23">Reiniciar y comprobar si está activo nfs:</text:p>
      <text:p text:style-name="P23">grep nfs4 /proc/filesystems</text:p>
      <text:p text:style-name="P46">Crear una carpeta para guardar los perfiles móviles en el servidor</text:p>
      <text:p text:style-name="P23">sudo mkdir /<text:span text:style-name="T11">nube</text:span></text:p>
      <text:p text:style-name="P23">sudo chown nobody:nogroup /<text:span text:style-name="T11">nube</text:span></text:p>
      <text:p text:style-name="P29">sudo chmod -R 777 /<text:span text:style-name="T15">nube</text:span></text:p>
      <text:p text:style-name="P29"/>
      <text:p text:style-name="P28">sudo mkdir /compartido</text:p>
      <text:p text:style-name="P28">sudo chown nobody:nogroup /compartido</text:p>
      <text:p text:style-name="P28">sudo chmod -R 777 /compartido</text:p>
      <text:p text:style-name="Heading_20_3"><text:soft-page-break/>Exportar el contenido de la carpeta que tendrá los perfiles móviles</text:p>
      <text:p text:style-name="P24">Editar el archivo /etc/exports y añadir:</text:p>
      <text:p text:style-name="P24">/<text:span text:style-name="T11">nube</text:span> <text:s text:c="7"/>*(rw,sync,no_root_squash,no_subtree_check)</text:p>
      <text:p text:style-name="P28">/compartido<text:tab/>*(ro,sync,no_subtree_check)</text:p>
      <text:p text:style-name="P28"/>
      <text:p text:style-name="Heading_20_3">Crear carpeta para cada usuario en /nube: (lo mejor sería crearla en el momento de crear el usuario LDAP)</text:p>
      <text:p text:style-name="P33">sudo mkdir /nube/jlopez</text:p>
      <text:p text:style-name="P34"><text:span text:style-name="T11">sudo chown nobody:nogroup</text:span> /nube/jlopez</text:p>
      <text:p text:style-name="P26">sudo chmod -<text:span text:style-name="T19">R </text:span>777 <text:span text:style-name="T16">/nube/jlopez</text:span></text:p>
      <text:p text:style-name="P26"/>
      <text:p text:style-name="P27">Reiniciar servicio NFS</text:p>
      <text:p text:style-name="P30">sudo service nfs-kernel-server restart</text:p>
      <text:p text:style-name="P30"/>
      <text:p text:style-name="Heading_20_1">Configuración del cliente <text:span text:style-name="T7">de aula</text:span></text:p>
      <text:p text:style-name="Heading_20_3">Instalar cliente LDAP</text:p>
      <text:p text:style-name="P44">// Instalar paquetes de ldap:</text:p>
      <text:p text:style-name="P44">sudo apt-get install libnss-ldap libpam-ldap ldap-utils -y</text:p>
      <text:p text:style-name="P18"/>
      <text:p text:style-name="P19">Aparece una ventana de configuración.</text:p>
      <text:p text:style-name="P19">Paso 1:</text:p>
      <text:p text:style-name="P19">ldap://10.2.1.254</text:p>
      <text:p text:style-name="P19">Paso 2:</text:p>
      <text:p text:style-name="P19">dc=nodomain</text:p>
      <text:p text:style-name="P19">Paso 3:<text:line-break/>LDAP version: 3</text:p>
      <text:p text:style-name="P19">Paso 4:</text:p>
      <text:p text:style-name="P19">Sí, tratar las contraseñas como si fueran contraseñas normales.</text:p>
      <text:p text:style-name="P19">Paso 5: <text:span text:style-name="T22">Does the LDAP database require login?</text:span></text:p>
      <text:p text:style-name="P19">No.</text:p>
      <text:p text:style-name="P19">Paso 6: Cuenta de administración</text:p>
      <text:p text:style-name="P19">cn=admin,dc=nodomain</text:p>
      <text:p text:style-name="P19">Paso 7: Contraseña del admin en el servidor</text:p>
      <text:p text:style-name="P19">ragonalex</text:p>
      <text:p text:style-name="Heading_20_3">Editar el archivo /etc/nsswitch.conf</text:p>
      <text:p text:style-name="P20">sudo gedit /etc/nsswitch.conf</text:p>
      <text:p text:style-name="P20"><text:span text:style-name="T8">Localizamos</text:span> las líneas que comienzan por passwd, group y shadow y les añadimos el texto ldap al final.</text:p>
      <text:p text:style-name="P42">Ejemplo:</text:p>
      <text:p text:style-name="P42">passwd:<text:tab/>compat ldap</text:p>
      <text:p text:style-name="P45"><text:soft-page-break/>Editar el archivo /etc/pam.d/common-password</text:p>
      <text:p text:style-name="P20">sudo gedit /etc/pam.d/common-password</text:p>
      <text:p text:style-name="P20">Eliminar la opción "use_authtok" de la línea 26.</text:p>
      <text:p text:style-name="Heading_20_3">Editar el archivo /etc/pam.d/common-session</text:p>
      <text:p text:style-name="P21">sudo gedit /etc/pam.d/common-session</text:p>
      <text:p text:style-name="P21">Añadir al final:</text:p>
      <text:p text:style-name="P21">session optional<text:tab/>pam_mkhomedir.so skel=/etc/skel-<text:span text:style-name="T17">net</text:span> umask=077</text:p>
      <text:p text:style-name="P14"/>
      <text:p text:style-name="P48">Crear <text:span text:style-name="T13">las </text:span>carpeta<text:span text:style-name="T13">s</text:span> para guardar los perfiles móviles en cada cliente <text:span text:style-name="T13">y la carpeta para documentos compartidos del profesor</text:span></text:p>
      <text:p text:style-name="P25">sudo mkdir -<text:span text:style-name="T18">p</text:span> /<text:span text:style-name="T18">mnt/nube</text:span></text:p>
      <text:p text:style-name="P25">sudo chmod -<text:span text:style-name="T19">R </text:span>777 /<text:span text:style-name="T18">mnt/</text:span>nube</text:p>
      <text:p text:style-name="P39"/>
      <text:p text:style-name="P31">sudo mkdir -p /mnt/compartido</text:p>
      <text:p text:style-name="P31">sudo chmod -R 777 /mnt/compartido</text:p>
      <text:p text:style-name="P31"/>
      <text:p text:style-name="P47">Modificar /etc/skel <text:span text:style-name="T12">para crear un enlace a la carpeta Compartido</text:span>:</text:p>
      <text:p text:style-name="P37">sudo ln -s /mnt/compartido /etc/skel/Compartido</text:p>
      <text:p text:style-name="P43">Creamos una nueva carpeta /etc/skel-net</text:p>
      <text:p text:style-name="P35">sudo cp -R /etc/skel /etc/skel-net</text:p>
      <text:p text:style-name="P38">sudo ln -s /mnt/<text:span text:style-name="T18">nube</text:span> /etc/skel-<text:span text:style-name="T19">net</text:span>/<text:span text:style-name="T18">MiNube</text:span></text:p>
      <text:p text:style-name="P35"/>
      <text:p text:style-name="Heading_20_3">Habilitar el demonio libnss-ldap</text:p>
      <text:p text:style-name="P21">sudo apt-get install sysv-rc-conf -y</text:p>
      <text:p text:style-name="P21">sudo sysv-rc-conf libnss-ldap on</text:p>
      <text:p text:style-name="Heading_20_3">Modificar Lightdm <text:span text:style-name="T13">para que pregunte el nombre de usuario:</text:span></text:p>
      <text:p text:style-name="P22">sudo gedit /usr/share/lightdm/lightdm.conf.d/50-ubuntu.conf</text:p>
      <text:p text:style-name="P22">Añadir <text:span text:style-name="T9">al final</text:span>:</text:p>
      <text:p text:style-name="P22">greeter-show-manual-login=true</text:p>
      <text:p text:style-name="Heading_20_3">Instalar NFS</text:p>
      <text:p text:style-name="P24">sudo apt-get install nfs-common rpcbind</text:p>
      <text:p text:style-name="P24"/>
      <text:p text:style-name="Heading_20_3"><text:soft-page-break/>Instalar y configurar autofs para que se monten las capretas automáticamente:</text:p>
      <text:p text:style-name="P40">sudo apt-get install autofs</text:p>
      <text:p text:style-name="P40">sudo gedit /etc/auto.master</text:p>
      <text:p text:style-name="P40">Añadir al final:</text:p>
      <text:p text:style-name="P40">/-<text:tab/>/etc/auto.nfs</text:p>
      <text:p text:style-name="P12"/>
      <text:p text:style-name="P40">sudo gedit /etc/auto.nfs</text:p>
      <text:p text:style-name="P40">Escribir en él:</text:p>
      <text:p text:style-name="P40">/mnt/compartido<text:tab/>10.2.1.254:/compartido</text:p>
      <text:p text:style-name="P40">/mnt/nube<text:tab/><text:tab/>10.2.1.254:/nube/$USER</text:p>
      <text:p text:style-name="P12"/>
      <text:p text:style-name="P36"/>
      <text:p text:style-name="Heading_20_1">Faltaría:</text:p>
      <text:p text:style-name="P1">Squid, para hacer el proxy web, caché y poder bloquear páginas. <text:span text:style-name="T21">Configurarlo como proxy/caché transparente, para no tener que configurar nada en los clientes.</text:span></text:p>
      <text:p text:style-name="P1">Epoptes o iTalc, para controlar el aula.</text:p>
      <text:p text:style-name="P1">Algún sistema para que los alumnos puedan guardar archivos en el servidor. Ejemplo: nfs server, carpetas SAMBA, FTP, OwnCloud, etc…</text:p>
      <text:p text:style-name="P1"/>
      <text:h text:style-name="P51" text:outline-level="10"><text:bookmark text:name="h.d7vdyjwct6zo"/>¿Qué funciones de Lliurex crees que sería interesante incluir en nuestro servidor Ubuntu?</text:h>
      <text:p text:style-name="P2">“Gestión remota de clientes” para actualizar todos los clientes del aula. <text:span text:style-name="T20">Hay que instyalar: cluster ssh</text:span></text:p>
      <text:p text:style-name="P15">“Llum” es cómodo para crear o importar los usuarios de ITACA.</text:p>
      <text:p text:style-name="P41">Paquetes o programas a instalar: ¿?¿?¿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color="#9900ff"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color="#6666ff"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0066cc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meta:editing-cycles>25</meta:editing-cycles>
    <dc:date>2016-07-04T12:18:14.749758000</dc:date>
    <meta:editing-duration>P1DT11H43S</meta:editing-duration>
    <meta:document-statistic meta:table-count="0" meta:image-count="0" meta:object-count="0" meta:page-count="7" meta:paragraph-count="215" meta:word-count="1064" meta:character-count="7812" meta:non-whitespace-character-count="6952"/>
  </office:meta>
</office:document-meta>
</file>